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ypeMappingsTests.getMirrorSetWhenThreeDeepReturnsMi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notationTypeMappingsTests.forAnnotationTypeWhenHasRepeatingMetaAnnotationReturns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TypeMappingsTests.getConventionMappingReturn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MappingsTests.getAliasMappingsWhenHasDefinedAttributesReturnsMappe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TypeMappingsTests.resolveMirrorsWhenHasWithMultipleRoutesToAliasReturnsMi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TypeMappingsTests.forAnnotationTypeWhenAliasForWithArrayCompatibleRetur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TypeMappingsTests.forAnnotationTypeWhenAliasForHasMixedImplicitAndExplicit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MappingsTests.getDistanceReturnsDi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TypeMappingsTests.forAnnotationTypeWhenAliasForToOtherNonExisting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TypeMappingsTests.forAnnotationTypeWhenFormsLoopReturns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TypeMappingsTests.resolveMirrorSets( AnnotationTypeMapping mapping , Class &lt; ? &gt; element , Class &lt; ? extends Annotation &gt; annotatio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ypeMappingsTests.getAll( AnnotationTypeMappings 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MappingsTests.getMapping( AnnotationTypeMappings mappings , Class &lt; ? extends Annotation &gt; annotatio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ypeMappingsTests.getAttributesReturn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TypeMappingsTests.forAnnotationTypeWhenNoMetaAnnotationsReturns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TypeMappingsTests.isEquivalentToDefaultValueWhenNestedAnnotationAndExtractedValuesMatchReturnsTrueAndValueSuppliedAsTypeMapp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TypeMappingsTests.isEquivalentToDefaultValueWhenValueAndDefaultAreNull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MappingsTests.getAnnotationWhenMetaAnnotationReturns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MappingsTests.forAnnotationTypeWhenAliasForNonMeta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ypeMappingsTests.resolveMirrorsWhenOnlyHasDefaultValuesUse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TypeMappingsTests.isEquivalentToDefaultValueWhenValueAndDefaultMatch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MappingsTests.getConventionMapping( AnnotationTypeMapping mapping , int attribute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MappingsTests.resolveMirrorsWhenHasDifferentValues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ypeMappingsTests.getNames( MirrorSet mirror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TypeMappingsTests.getAnnotationWhenRoot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MappingsTests.forAnnotationTypeWhenAliasWithExplicitMirrorAndDifferent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ypeMappingsTests.forAnnotationTypeWhenAliasForSelfWithMissing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ypeMappingsTests.assertMixedImplicitAndExplicitAliases( Class &lt; ? extends Annotation &gt; annotationType , String overridden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ypeMappingsTests.forAnnotationTypeWhenAliasForTo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ypeMappingsTests.getAliasMapping( AnnotationTypeMapping mapping , int attribute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MappingsTests.getConventionMappingWhenConventionToExplicitAliasesReturnsMappe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TypeMappingsTests.isEquivalentToDefaultValueWhenNestedAnnotationAndExtractedValuesMatchReturnsTrueAndValueSuppliedA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TypeMappingsTests.isEquivalentToDefaultValueWhenNotMatching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MappingsTests.forAnnotationTypeWhenRepeatableMetaAnnotationIsFil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TypeMappingsTests.getMirrorSetWhenAliasPairReturnsMi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ypeMappingsTests.getAliasMappingWhenThreeDeepReturnsMappe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notationTypeMappingsTests.forAnnotationTypeWhenHasAliasForWithBothValueAndAttribut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TypeMappingsTests.forAnnotationTypeWhenAliasForSelfWithDifferent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ypeMappingsTests.forAnnotationTypeWhenAliasForToSelfAnnotatedToOther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ypeMappingsTests.getAnnotationTypeReturnsAnnot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TypeMappingsTests.getMetaTypeReturns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TypeMappingsTests.resolveMirrorsWhenHasSameValuesUse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TypeMappingsTests.resolveMirrorsWhenAliasPairResol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ypeMappingsTests.isEquivalentToDefaultValueWhenClassArrayAndStringArrayNamesMatch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TypeMappingsTests.isEquivalentToDefaultValueWhenClassAndStringNamesMatch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MappingsTests.getMirrorSetWhenImplicitMirrorsReturnsMi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ypeMappingsTests.getAliasMappingReturn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MappingsTests.forAnnotationTypeWhenSelfAnnotatedReturns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TypeMappingsTests.forAnnotationTypeWhenAliasForToSelfNonExisting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TypeMappingsTests.forAnnotationTypeWhenAliasForWithIncompatibleRetur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ypeMappingsTests.forAnnotationTypeWhenMetaAnnotationsReturns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ypeMappingsTests.getAliasMappingWhenHasWithMultipleRoutesToAliasReturnsMappe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